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09in"/>
    </style:style>
    <style:style style:name="co3" style:family="table-column">
      <style:table-column-properties fo:break-before="auto" style:column-width="2.0575in"/>
    </style:style>
    <style:style style:name="co4" style:family="table-column">
      <style:table-column-properties fo:break-before="auto" style:column-width="1.398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8402in"/>
    </style:style>
    <style:style style:name="co7" style:family="table-column">
      <style:table-column-properties fo:break-before="auto" style:column-width="2.3374in"/>
    </style:style>
    <style:style style:name="co9" style:family="table-column">
      <style:table-column-properties fo:break-before="auto" style:column-width="3.02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Item #</text:p>
          </table:table-cell>
          <table:table-cell table:style-name="ce1" office:value-type="string">
            <text:p>Digikey Part Number</text:p>
          </table:table-cell>
          <table:table-cell table:style-name="ce1" office:value-type="string">
            <text:p>Mfg</text:p>
          </table:table-cell>
          <table:table-cell table:style-name="ce1" office:value-type="string">
            <text:p>Mfg Part Number</text:p>
          </table:table-cell>
          <table:table-cell table:style-name="ce1" office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1, C2</text:p>
          </table:table-cell>
          <table:table-cell office:value-type="string">
            <text:p>1276-3387-1-ND </text:p>
          </table:table-cell>
          <table:table-cell office:value-type="string">
            <text:p>Samsung</text:p>
          </table:table-cell>
          <table:table-cell table:style-name="ce2" office:value-type="string">
            <text:p>CL32B106KBJNNNE </text:p>
          </table:table-cell>
          <table:table-cell office:value-type="string">
            <text:p>CAP CER 10UF 50V 10% X7R 121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3, C4, C7</text:p>
          </table:table-cell>
          <table:table-cell office:value-type="string">
            <text:p>399-1158-1-ND </text:p>
          </table:table-cell>
          <table:table-cell office:value-type="string">
            <text:p>Kemet</text:p>
          </table:table-cell>
          <table:table-cell table:style-name="ce2" office:value-type="string">
            <text:p>C0805C103K5RACTU</text:p>
          </table:table-cell>
          <table:table-cell office:value-type="string">
            <text:p>CAP CER 10000PF 50V 10% X7R 08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5</text:p>
          </table:table-cell>
          <table:table-cell office:value-type="string">
            <text:p>399-5568-1-ND </text:p>
          </table:table-cell>
          <table:table-cell office:value-type="string">
            <text:p>Kemet</text:p>
          </table:table-cell>
          <table:table-cell table:style-name="ce2" office:value-type="string">
            <text:p>C0805C220KBRACTU </text:p>
          </table:table-cell>
          <table:table-cell office:value-type="string">
            <text:p>CAP CER 22PF 630V 10% X7R 08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6</text:p>
          </table:table-cell>
          <table:table-cell office:value-type="string">
            <text:p>399-1151-1-ND</text:p>
          </table:table-cell>
          <table:table-cell office:value-type="string">
            <text:p>Kemet</text:p>
          </table:table-cell>
          <table:table-cell table:style-name="ce2" office:value-type="string">
            <text:p>C0805C222K5RACTU </text:p>
          </table:table-cell>
          <table:table-cell office:value-type="string">
            <text:p>CAP CER 2200PF 50V 10% X7R 08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2">
          <table:table-cell office:value-type="string">
            <text:p>C8, C9</text:p>
          </table:table-cell>
          <table:table-cell office:value-type="string">
            <text:p>445-8047-1-ND </text:p>
          </table:table-cell>
          <table:table-cell office:value-type="string">
            <text:p>TDK </text:p>
          </table:table-cell>
          <table:table-cell table:style-name="ce2" office:value-type="string">
            <text:p>C3216X5R1E476M160AC</text:p>
          </table:table-cell>
          <table:table-cell office:value-type="string">
            <text:p>CAP CER 47UF 25V 20% X5R 120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string">
            <text:p>D1</text:p>
          </table:table-cell>
          <table:table-cell office:value-type="string">
            <text:p>PB605-BPMS-ND</text:p>
          </table:table-cell>
          <table:table-cell office:value-type="string">
            <text:p>MICROCOMM</text:p>
          </table:table-cell>
          <table:table-cell office:value-type="string">
            <text:p>PB605-BP</text:p>
          </table:table-cell>
          <table:table-cell office:value-type="string">
            <text:p>RECTIFIER BRIDGE 6A 50V PB-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2</text:p>
          </table:table-cell>
          <table:table-cell office:value-type="string">
            <text:p>641-1126-1-ND</text:p>
          </table:table-cell>
          <table:table-cell office:value-type="string">
            <text:p>COMCHIP </text:p>
          </table:table-cell>
          <table:table-cell office:value-type="string">
            <text:p>CDBC540-G</text:p>
          </table:table-cell>
          <table:table-cell office:value-type="string">
            <text:p>DIODE SCHOTTKY 40V 5A DO214A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1, J2</text:p>
          </table:table-cell>
          <table:table-cell office:value-type="string">
            <text:p>ED2600-ND</text:p>
          </table:table-cell>
          <table:table-cell office:value-type="string">
            <text:p>ON SHORE TECH </text:p>
          </table:table-cell>
          <table:table-cell office:value-type="string">
            <text:p>OSTTC022162</text:p>
          </table:table-cell>
          <table:table-cell office:value-type="string">
            <text:p>TERM BLOCK 5.08MM VERT 2POS P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3</text:p>
          </table:table-cell>
          <table:table-cell office:value-type="string">
            <text:p>609-1045-ND </text:p>
          </table:table-cell>
          <table:table-cell office:value-type="string">
            <text:p>FCI</text:p>
          </table:table-cell>
          <table:table-cell office:value-type="string">
            <text:p>87520-0010BLF</text:p>
          </table:table-cell>
          <table:table-cell office:value-type="string">
            <text:p>CONN RCPT USB TYPE A R/A PC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1</text:p>
          </table:table-cell>
          <table:table-cell office:value-type="string">
            <text:p>513-1530-1-ND</text:p>
          </table:table-cell>
          <table:table-cell office:value-type="string">
            <text:p>Bussmann</text:p>
          </table:table-cell>
          <table:table-cell office:value-type="string">
            <text:p>DR125-6R8-R</text:p>
          </table:table-cell>
          <table:table-cell office:value-type="string">
            <text:p>INDUCTOR 6.8U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1</text:p>
          </table:table-cell>
          <table:table-cell office:value-type="string">
            <text:p>CR0805-JW-393ELFCT-ND </text:p>
          </table:table-cell>
          <table:table-cell office:value-type="string">
            <text:p>Bourns </text:p>
          </table:table-cell>
          <table:table-cell office:value-type="string">
            <text:p>CR0805-JW-393ELF</text:p>
          </table:table-cell>
          <table:table-cell office:value-type="string">
            <text:p>RES 39K OHM 1/8W 5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2</text:p>
          </table:table-cell>
          <table:table-cell office:value-type="string">
            <text:p>CR0805-FX-1202ELFCT-ND </text:p>
          </table:table-cell>
          <table:table-cell office:value-type="string">
            <text:p>Bourns </text:p>
          </table:table-cell>
          <table:table-cell office:value-type="string">
            <text:p>CR0805-FX-1202ELF</text:p>
          </table:table-cell>
          <table:table-cell office:value-type="string">
            <text:p>RES 12K OHM 1/8W 1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3</text:p>
          </table:table-cell>
          <table:table-cell office:value-type="string">
            <text:p>CR0805-FX-2211ELFCT-ND </text:p>
          </table:table-cell>
          <table:table-cell office:value-type="string">
            <text:p>Bourns </text:p>
          </table:table-cell>
          <table:table-cell office:value-type="string">
            <text:p>CR0805-FX-2211ELF</text:p>
          </table:table-cell>
          <table:table-cell office:value-type="string">
            <text:p>RES 2.21K OHM 1/8W 1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4</text:p>
          </table:table-cell>
          <table:table-cell office:value-type="string">
            <text:p>CR0805-FX-5101ELFCT-ND</text:p>
          </table:table-cell>
          <table:table-cell office:value-type="string">
            <text:p>Bourns </text:p>
          </table:table-cell>
          <table:table-cell office:value-type="string">
            <text:p>CR0805-FX-5101ELF</text:p>
          </table:table-cell>
          <table:table-cell office:value-type="string">
            <text:p>RES 5100 OHM 1/8W 1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5</text:p>
          </table:table-cell>
          <table:table-cell office:value-type="string">
            <text:p>3214J-103ECT-ND </text:p>
          </table:table-cell>
          <table:table-cell office:value-type="string">
            <text:p>Bourns</text:p>
          </table:table-cell>
          <table:table-cell office:value-type="string">
            <text:p>3214J-1-103E</text:p>
          </table:table-cell>
          <table:table-cell office:value-type="string">
            <text:p>TRIMMER 10K OHM 0.25W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6</text:p>
          </table:table-cell>
          <table:table-cell office:value-type="string">
            <text:p>CR0805-FX-7500ELFCT-ND</text:p>
          </table:table-cell>
          <table:table-cell office:value-type="string">
            <text:p>Bourns </text:p>
          </table:table-cell>
          <table:table-cell office:value-type="string">
            <text:p>CR0805-FX-7500ELF</text:p>
          </table:table-cell>
          <table:table-cell office:value-type="string">
            <text:p>RES 750 OHM 1/8W 1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7</text:p>
          </table:table-cell>
          <table:table-cell office:value-type="string">
            <text:p>CR0805-JW-101ELFCT-ND </text:p>
          </table:table-cell>
          <table:table-cell office:value-type="string">
            <text:p>Bourns </text:p>
          </table:table-cell>
          <table:table-cell office:value-type="string">
            <text:p>CR0805-JW-101ELF</text:p>
          </table:table-cell>
          <table:table-cell office:value-type="string">
            <text:p>RES 100 OHM 1/8W 5% 0805 SM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1</text:p>
          </table:table-cell>
          <table:table-cell office:value-type="string">
            <text:p>296-36206-5-ND</text:p>
          </table:table-cell>
          <table:table-cell office:value-type="string">
            <text:p>Texas Instruments</text:p>
          </table:table-cell>
          <table:table-cell office:value-type="string">
            <text:p>TPS54531DDA</text:p>
          </table:table-cell>
          <table:table-cell office:value-type="string">
            <text:p>IC REG BUCK ADJ 5A 8SOPWRPAD</text:p>
          </table:table-cell>
          <table:table-cell table:number-columns-repeated="1019"/>
        </table:table-row>
      </table:table>
      <table:table table:name="Sheet1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2/22/2015</text:date>, <text:time>22:0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34S</meta:editing-duration>
    <meta:editing-cycles>7</meta:editing-cycles>
    <meta:generator>OpenOffice/4.1.1$Win32 OpenOffice.org_project/411m6$Build-9775</meta:generator>
    <dc:date>2015-02-22T22:00:42.41</dc:date>
    <meta:document-statistic meta:table-count="4" meta:cell-count="95" meta:object-count="0"/>
    <meta:user-defined meta:name="Info 1"/>
    <meta:user-defined meta:name="Info 2"/>
    <meta:user-defined meta:name="Info 3"/>
    <meta:user-defined meta:name="Info 4"/>
  </office:meta>
</office:document-meta>
</file>